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paragraph-properties fo:line-height="200%"/>
      <style:text-properties fo:font-style="normal" style:font-style-asian="normal" style:font-style-complex="normal"/>
    </style:style>
    <style:style style:name="P3" style:family="paragraph" style:parent-style-name="Standard">
      <style:paragraph-properties fo:line-height="200%"/>
    </style:style>
    <style:style style:name="P4" style:family="paragraph" style:parent-style-name="Standard">
      <style:text-properties fo:font-style="normal" style:font-style-asian="normal" style:font-style-complex="normal"/>
    </style:style>
    <style:style style:name="P5" style:family="paragraph" style:parent-style-name="Standard">
      <style:paragraph-properties fo:line-height="200%"/>
      <style:text-properties fo:font-style="normal" style:font-style-asian="normal" style:font-style-complex="normal"/>
    </style:style>
    <style:style style:name="P6" style:family="paragraph" style:parent-style-name="Standard">
      <style:paragraph-properties fo:line-height="200%"/>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tlas Shrugged Essay Notes</text:p>
      <text:p text:style-name="Standard"/>
      <text:p text:style-name="Standard">Morality asks the question what does it mean to do good; to be moral is to do good.</text:p>
      <text:p text:style-name="Standard"/>
      <text:p text:style-name="Standard">By definition, anything that is good is beneficial to life, and anything that is evil is detrimental to life.</text:p>
      <text:p text:style-name="Standard"/>
      <text:p text:style-name="Standard">“Good” is not clearly defined. <text:s/>By the given definitions, to be good means to be morally virtuous, but to be moral means to be good. <text:s/>It gives a recursive definitions of to be good is to be good. <text:s/>Therefore, good is improperly defined, and must be given a clear definition. <text:s/></text:p>
      <text:p text:style-name="Standard"/>
      <text:p text:style-name="Standard">When I declare something to be good, I implicitly say that it has positive effect on me, my life. <text:s/>(Is this subjective? No, because it either is good or isn't. <text:s/>I can eat all the dirt I want, it still won't give me the nutrition I need.) </text:p>
      <text:p text:style-name="Standard"/>
      <text:p text:style-name="Standard">The question of morality implies that there is benefit to doing what is good (or else why ask the question?). <text:s/>What would receive the benefit of doing good? <text:s/>The one who performed the action; the one who did the good. <text:s/>So, whoever performs the good will receive the benefit of doing the action. <text:s/>How would the benefit affect them? <text:s/>It would have a positive effect on their life. (But the benefit is the aftereffect, I still don't know what it means to do good.)</text:p>
      <text:p text:style-name="Standard"/>
      <text:p text:style-name="Standard">Anything I deem to be good, I deem to be beneficial to my life. (I have to prove that good means beneficial to life.) <text:s/>It is right for Rearden to put furnaces in the right places, to position pipes, in order to make his metal. <text:s/>If he chose to put them in the wrong place, he would not be able to make his metal, and therefore would not be able to make his money to buy food to survive. <text:s/>So, what is good, or right, is what benefits and sustains life. <text:s/>(Is this begging the question? <text:s/>To do good is to sustain life.) <text:s/>Why should it be defined this way?</text:p>
      <text:p text:style-name="Standard"/>
      <text:p text:style-name="Standard">Therefore, to be moral is to do that which is beneficial to life, and to be immoral is to do that which is detrimental to life. <text:s/>(The heroes of the novel are all acting for the good, they all act to preserve life. <text:s/>Rearden, Wyatt, and the others produce all of the goods that are required for the country to run, to sustain itself. <text:s/>Dagny provides the transportation to get the goods where they are required to be. <text:s/>That is why she always makes the analogy that here railroad is the blood stream of the country.</text:p>
      <text:p text:style-name="Standard"/>
      <text:p text:style-name="Standard">The question of morality presupposes a choice: to do good or to do evil. <text:s/>There cannot not be a refusal of choice, because that in itself is a choice (which is not to do what is right, therefore to do evil).</text:p>
      <text:p text:style-name="Standard"/>
      <text:p text:style-name="Standard">Therefore, to be moral is to choose to do that which is beneficial to life. <text:s/>(There must be a distinction between any life and the life brought about by a volitional consciousness. <text:s/>Specifically, it is the life of a being who has the choice to do right or wrong. <text:s/>Animals don't have a choice, only instincts. <text:s/>Man has the choice so when I say beneficial to life I mean beneficial to the life of man.)</text:p>
      <text:p text:style-name="Standard"/>
      <text:p text:style-name="Standard">In order to be beneficial to life (that is to sustain life), any action must be done in self-preservation. <text:s/>An action taken solely for the benefit of another at the expense of oneself is to destroy both lives. <text:s/>If an action is done for the good of another, it must be done without any reliance. <text:s/>If there is reliance between two beings, the one who is giving will eventually die, and soon after the reliant will die, because its source of life will be exhausted. <text:s/>(The struggle of the producers and looters is the illustration for this. <text:s/>Jim Taggart realizes this as he attempts to destroy Galt near the end of book three. <text:s/>He knows that if Galt dies, he will also die, because Galt provides the means of his survival.) <text:s/>An action that is done for the good of another is acting in self-preservation (Ragnar risks his life so that the <text:soft-page-break/>world can recover faster). <text:s/>The caveat is reliance. <text:s/>An action for the benefit of another can only be good, when it does not hinder one's self-preservation.</text:p>
      <text:p text:style-name="Standard"/>
      <text:p text:style-name="Standard">To perform actions solely for self-preservation is the definition of selfishness.</text:p>
      <text:p text:style-name="Standard"/>
      <text:p text:style-name="Standard">Therefore, to be selfish is to act in self-preservation – to choose to be beneficial to life – to do good – to be moral.</text:p>
      <text:p text:style-name="Standard"/>
      <text:p text:style-name="Standard">The producers are all acting in order to preserve and sustain life.</text:p>
      <text:p text:style-name="Standard"/>
      <text:p text:style-name="Standard">The only way I can benefit another's life without harming my own is through mutual trade. <text:s/>(This can lead into the practical aspects of selfishness.)</text:p>
      <text:p text:style-name="Standard"/>
      <text:p text:style-name="Standard">I can't live through another by force.</text:p>
      <text:p text:style-name="P3"/>
      <text:p text:style-name="P3"><text:tab/>In order to know what John Galt means when he says selfishness is moral, I must first understand the question of morality, which is what does it mean to do good, meaning that which is right. <text:s/>To some philosophers the answer is the most <text:span text:style-name="T1">good</text:span><text:span text:style-name="T2"> for the most amount of people. <text:s/>But this doesn't answer the question. <text:s/>I still don't understand what it means to do </text:span><text:span text:style-name="T1">good</text:span><text:span text:style-name="T2">, and so the question becomes not how do I do good, but how do I define good. I argue that the definition of good is that which benefits life, specifically the life of the being who has the choice to do good or bad. <text:s/>To explain, consider a man trapped on a deserted island. <text:s/>In order to survive, he must interact with his surroundings in ways that can be categorized as good or bad. <text:s/>If he performs a good action (builds a shelter, hunts for animals, etc.), he will benefit in some way. <text:s/>If he performs a bad action (eats a poisonous plant, succumbs to a predator, etc.), he could be injured or killed. <text:s/>This definition of good is exemplified by </text:span><text:span text:style-name="T1">Atlas Shrugged</text:span><text:span text:style-name="T2">'s heroes, whose every action is done for the benefit of life. <text:s/>Hank Rearden, for instance, provides the steel used for farm equipment, which produces the amount of food required to sustain the country. <text:s/>Dagny moves the goods supplied by men like Rearden around the country to be consumed. <text:s/>Wyatt provides oil for transportation and warmth. <text:s/>With this definition of good, morality now becomes the question how do I do that which benefits life.</text:span></text:p>
      <text:p text:style-name="P3"><text:span text:style-name="T2"><text:tab/>Since life in general is composed of my own life and the lives of others, there are two means to benefiting life: to act for the benefit of my own life, or another's. <text:s/>I cannot, however, benefit another's </text:span><text:soft-page-break/><text:span text:style-name="T2">life </text:span><text:span text:style-name="T2">by sacrificing my own, nor benefit my life at another's sacrifice. <text:s/>In the first case, I am acting to benefit </text:span><text:span text:style-name="T2">another's life, while I destroy my own. <text:s/>If I destroy my own life, I can no longer act to benefit life, and thus become immoral. <text:s/>In the second case, I slowly kill the benefactor that is providing for my life, which leads to the death of both my life and my provider's.</text:span></text:p>
      <text:p text:style-name="P3"><text:span text:style-name="T2"><text:tab/>Both of these scenarios are illustrated in </text:span><text:span text:style-name="T1">Atlas Shrugged</text:span><text:span text:style-name="T2"> by the relationship between Hank Rearden and his family. <text:s/>On one hand, Rearden provides for his family, sacrificing his own money, time, and effort for their benefit. <text:s/>His family, on the other hand, live off Rearden's handouts without giving anything back. <text:s/>Both are acting immorally, because Rearden is sacrificing himself for their sake, and his family is accepting his sacrifice. <text:s/>Rearden, <text:s/>however, doesn't consider himself immoral, because he has so much to give. <text:s/>It is only when he is on the verge of desertion that his family fear for their lives. <text:s/>They beg him to stay so that they and the looters can remain feeding off him until he has nothing left, at which point Rearden and all those who rely on him will die. <text:s/>But he chooses to abandon his parasitic family and the looters, and live in Galt's Gulch, where he is able to benefit his life and the lives of those in the valley in the only way that is possible without sacrifice: mutual trade.</text:span></text:p>
      <text:p text:style-name="P2"><text:tab/>If I can't live off another's sacrifice nor sacrifice myself for another's sake, the only way I can interact with others is through mutual trade. <text:s/>I trade to others what I have for what I want, and others trade to me what they have for what they want. <text:s/>Both of our lives benefit from the trade, and therefore both of us are acting morally. <text:s/>Thus, I have two choices in order to benefit life: to act for the benefit of my own life, or through mutual trade. <text:s/>But I will always benefit from mutual trade, because I will always receive what I want; if I traded at my expense, the trade wouldn't be mutual. <text:s/>Thus, the two ways to benefit life will always result in the benefit of my life. <text:s/>The only way, therefore, I can benefit life in general is to benefit my own life, to act in my own self interest, to be selfish.</text:p>
      <text:p text:style-name="P3"><text:span text:style-name="T2"><text:tab/>That is why Galt says selfishness is moral. <text:s/>In order to be moral, I must do good, or that which benefits life. <text:s/>To do that which benefits life, I have to either act to benefit my own life, or the lives of others. <text:s/>The only way to benefit the lives of others is through mutual trade. <text:s/>Since, I am always acting </text:span><text:soft-page-break/><text:span text:style-name="T2">for my benefit in a mutual trade, there is only one way to do that which benefits life: to act for the benefit of myself, or to act in self interest, the definition of selfishness.</text:span></text:p>
      <text:p text:style-name="P2"><text:tab/>Galt also says that selfishness is practical. <text:s/>His reasoning can be seen in <text:span text:style-name="T1">Atlas Shrugged</text:span> through the practical actions of the selfish producers, and the impractical actions of the selfless looters.</text:p>
      <text:p text:style-name="P2"><text:tab/>Near the beginning of the book, the looters force the Phoenix-Durango railroad to selflessly give up its business in Colorado to Taggart Transcontinental. <text:s/>Their justification is that dog-eat-dog competition is detrimental to the industry, and, therefore, every railroad should be given a small region in which to do business. <text:s/>Since Taggart Transcontinental has seniority in the Colorado region, the Phoenix-Durango must stop running trains there. <text:s/>Though seemingly innocuous at first, the plan would actually have disastrous effects. <text:s/>The Phoenix-Durango has the only means of delivering Colorado's vital goods. <text:s/>Hindering the small railroad would isolate the most thriving state in the country. <text:s/>The looter's selfless plan is, therefore, impractical; it forces on of the best, most productive railroads out of business for the sake of the railroad industry as a whole. <text:s/>It is only by the great effort of Dagny, Rearden, and the other producers (who themselves will make a selfishly huge profit) to complete the John Galt Line that this disaster is averted. <text:s/>The producers, furthermore, build the line not for the sake of country, but because of their own selfish desires; they want to remain producing and providing for themselves. <text:s/>Their selfishness is practical, therefore, because it drives them to produce, and achieve results. <text:s/>The looters, on the other hand, while selflessly trying to save the industry, destroy one of the most productive railroads. <text:s/>Their selflessness is, therefore, impractical. <text:s/>This can also been seen in another passage in the book.</text:p>
      <text:p text:style-name="P2"><text:tab/>On the brink of desertion, Rearden meets with the looters, who present a plan that aims to save the steel industry. <text:s/>Their Steel Unification Plan will distribute the profits of the whole steel industry to each mill based on its number of furnaces. <text:s/>This way, the mill will the most furnaces gets the most resources to keep producing steel. <text:s/>As with the Anti-dog-eat-dog Rule, the looters are asking the producers to become selfless, and give up their earnings for the benefit of the industry as a whole. <text:s/>The <text:soft-page-break/>problem, however, is that a mill's number of furnaces does not necessarily account for the amount of steel produced. <text:s/>Orren Boyle, for example, has the greatest amount of furnaces, yet does not produce as much as Rearden. <text:s/>Under the plan, Boyle would receive more earnings than Rearden, who produces more steel. <text:s/>So, the plan leaves the mill that produces the most steel with fewer resources to continue producing. <text:s/>Thus, the Steel Unification Plan is impractical; it hinders the most productive steel mill, while it tries to save the whole industry. <text:s/>The practical thing for the looters to do, if they want to save the industry, is to let the mill that produces the most get the most profits. <text:s/>Yet, the looters disregard this, because it would be selfish of a mill to receive the all of those profits. <text:s/>Rearden sees that their plan is impractical, and rejects their offer; he does the practical thing.</text:p>
      <text:p text:style-name="P2"><text:tab/>Thus, <text:span text:style-name="T1">Atlas Shrugged</text:span> gives at least two instances that show the practicality of selfishness, and its converse the impracticality of selflessness. <text:s/>Selfishness is practical, because it drives production. <text:s/>Selflessness is impractical, conversely, because trying to satisfy the needs of the many is itself impractical; someone always has to be sacrificed (the Phoenix-Durango in the first case, and Rearden in the second). <text:s/>Galt is correct, therefore, when he says selfishness is practical.</text:p>
      <text:p text:style-name="P1"/>
      <text:p text:style-name="P1">(How is selfishness useful? <text:s/>What are the benefits?)</text:p>
      <text:p text:style-name="P1"/>
      <text:p text:style-name="P1">Our survival today depends upon mutual trade, which is driven by selfishness as I have explained above.</text:p>
      <text:p text:style-name="P1"/>
      <text:p text:style-name="P1">The practical implications of selfishness are based in morality. <text:s/>(How?)</text:p>
      <text:p text:style-name="P1"/>
      <text:p text:style-name="P1">Galt also says that selfishness is practical. <text:s/></text:p>
      <text:p text:style-name="P1"/>
      <text:p text:style-name="P1">The practicality of selfishness can be shown through the actions of the heroes in <text:span text:style-name="T1">Atlas Shrugged</text:span>. <text:s/>Dagny doesn't run her trains for free. <text:s/>She selfishly expects people to pay her, and her employees, for her services. <text:s/>If she became selfless, she wouldn't demand payment for her services, which eventually would destroy the very thing she strives to keep running. <text:s/>This is impractical.</text:p>
      <text:p text:style-name="P1"/>
      <text:p text:style-name="P1">Since practicality is mainly concerned with the actual doing of something, the most pertinent place to consider practicality is through the action by which our survival depends: trade. <text:s/>I trade my money, obtained through my effort, for the goods others have produced through their efforts. <text:s/></text:p>
      <text:p text:style-name="P1"/>
      <text:p text:style-name="P1">The other side of the idea can also be considered. <text:s/>To be selfless is impractical. <text:s/>If a farmer gave away his crop, he would have no means of trading for other goods that he needed. <text:s/>It would be impractical <text:soft-page-break/>for a farmer to give away his crop.</text:p>
      <text:p text:style-name="P1"/>
      <text:p text:style-name="P1">The looters ask Rearden to join the Steel Unification Plan, where all of his profits will go into a pool. <text:s/>Once in the pool, the profits will be distributed to each steel manufacturer, based on their number of furnaces. <text:s/>The plan seems practical at first, but the looters assume that the amount of steel produced is directly related to the number of furnaces a manufacturer owns. <text:s/>Rearden sees this, and explains that even though Amalgamated Steel, his looter competitor, has more furnaces, their steel production is less than his, because many of their furnaces are not being used. <text:s/>Orren Boyle would, therefore, be making more profit than Rearden, for producing less. <text:s/>The more steel Rearden produces, furthermore, the less profit he will get, which means less money he has to pay his workers and suppliers. <text:s/>The plan would actually destroy the very production that it is trying to preserve. <text:s/>It would be impractical for Rearden to become selfless by giving the profits he needs to produce to Orren Boyle, because it would destroy his ability to produce.</text:p>
      <text:p text:style-name="P1"/>
      <text:p text:style-name="P1">Since practicality is concerned with the actual doing of something, it would be more pertinent to explain how selfishness is practical through the actions of some of the heroes in <text:span text:style-name="T1">Atlas Shrugged</text:span>.</text:p>
      <text:p text:style-name="P1"/>
      <text:p text:style-name="P1">Because practicality is concerned with the actual doing of something, it would be most pertinent to explain how selfishness is practical through the action each of us participates and depends on everyday: trade. <text:s/>Behind every trade there is a selfish motive. <text:s/>I want something another has, and the other wants something I have. <text:s/>The practical thing for both of us to do is trade what we have to the other person for what we want, otherwise both of us are left without what we want, having what we don't need. <text:s/>These selfish motives can be seen in the actions of some of the heroes of <text:span text:style-name="T1">Atlas Shrugged</text:span>. <text:s/>Dagny, for example, runs her railroad, moving goods and people across the country. <text:s/>If she was selfless, she would do this for free. <text:s/>But without charging passengers and freight, she would not be able to pay her employees, nor have the resources to maintain the railroad. <text:s/>The service she provides would eventually become non-existent for lack of employees and resources. <text:s/>But she selfishly charges for her services, and thus is able to reliably transport goods and people across the country.</text:p>
      <text:p text:style-name="P1"/>
      <text:p text:style-name="P1">(What's my point in this section? <text:s/>To show how selfishness is practical. <text:s/>How do I do that? <text:s/>By showing how trade, the action that we do most frequently, is driven by self interest. <text:s/>How is trade driven by self interest? <text:s/>In order for a trade to occur, something must be desired; I wouldn't trade for something, if I didn't want it. <text:s/>The object will benefit me in some way, and therefore I am acting in self interest.)</text:p>
      <text:p text:style-name="P1"/>
      <text:p text:style-name="P1">What are the best selections that illustrate my argument?</text:p>
      <text:p text:style-name="P1"/>
      <text:p text:style-name="P1">When the looters ask Rearden to join the Steel Unification Plan. <text:s/>Why is this a good instance? <text:s/>It shows what would happen if Rearden selflessly joined. <text:s/>What would happen? <text:s/>He would be giving most of the earnings that he requires to keep producing to Boyle, who produces less steel yet has more furnaces. <text:s/>The looters are perniciously destroying the very industry they are trying to save, yet they claim that Rearden is impractical. <text:s/>Why is it impractical for Rearden to become selfless in this case? <text:s/>He would be slowly destroying the business he is trying to sustain.</text:p>
      <text:p text:style-name="P1"/>
      <text:p text:style-name="P1">Practicality is based in actions and their usefulness. <text:s/>The action each of us depends on is trade. <text:s/>Trade is prompted by selfishness, because in order for me to want to trade I have to want something, and know that that something will benefit me in some way. <text:s/>This can be illustrated by the producers who selfishly ask to be paid for their goods and services. <text:s/></text:p>
      <text:p text:style-name="P1"/>
      <text:p text:style-name="P1">How is trade practical? <text:s/>Trade is practical, because both parties benefit from the trade. <text:s/>A trade which is <text:soft-page-break/>not mutual would not be practical, because one party would be left without </text:p>
      <text:p text:style-name="P1"/>
      <text:p text:style-name="P1">Is trade the most practical action? <text:s/>Yes, because it is the basis of all other actions. <text:s/>Humanity could not exist without trade, because no one could be born without trade. <text:s/></text:p>
      <text:p text:style-name="P1"/>
      <text:p text:style-name="P1">What about the other side? <text:s/>How do selfless actions become impractical? <text:s/>This can be illustrated by the looters asking Rearden to join the Steel Unification Plan. <text:s/></text:p>
      <text:p text:style-name="P1"/>
      <text:p text:style-name="P1">I have to prove that every action I take is a trade.</text:p>
      <text:p text:style-name="P1"/>
      <text:p text:style-name="P1">The practicality of selfishness can most easily be illustrated through the actions of the heroes of <text:span text:style-name="T1">Atlas Shrugged</text:span>.</text:p>
      <text:p text:style-name="P1"/>
      <text:p text:style-name="P1">What is a specific instance that shows how selfishness is practical?</text:p>
      <text:p text:style-name="P1"/>
      <text:p text:style-name="P1">The Phoenix-Durango is asked to become selfless; the small railroad is forced to selflessly give up its profitable business in Colorado to Taggart Transcontinental.</text:p>
      <text:p text:style-name="P1"/>
      <text:p text:style-name="P1">By product</text:p>
      <text:p text:style-name="P1"/>
      <text:p text:style-name="P1"/>
      <text:p text:style-name="P1"><text:tab/>Galt also states that selfishness is practical. <text:s/>His reasoning can be explained through the relationship between selfishness and production. <text:s/>Production isn't done for free. <text:s/>Those who produce demand payment for their work, and are concerned only with their own interests. <text:s/>The reason they produce, therefore, is selfish. <text:s/>Yet, others also benefit from their production, because they consume what is produced. <text:s/>So, both the producer and the consumer benefit from production. <text:s/>Selfishness is practical, therefore, because it motivates people to produce, which benefits everyone involved. <text:s/>This practicality of selfishness is exemplified in <text:span text:style-name="T1">Atlas Shrugged</text:span> by the John Galt Line.</text:p>
      <text:p text:style-name="P1"><text:tab/>Near the beginning of the book, the producers of Colorado are faced with a dire situation: there will soon be no railroad to ship their goods across the country. <text:s/>With their livelihoods at stake, they invest in the John Galt Line. <text:s/>Their motivation is purely selfish; they will make huge amounts of profit from their investment. <text:s/>Yet, they aren't the only ones who benefit from completion of the Galt Line. <text:s/>Colorado supplies huge amounts of oil, reliable trucks and planes, metal castings, and many other things, which if cut off, would be disastrous for the country. <text:s/>But motivated by their selfishness, the producers of Colorado do the practical thing, and build the line.</text:p>
      <text:p text:style-name="P1"><text:tab/>The practicality of selfishness can also be seen when considering its converse: the impracticality of selflessness. <text:s/>In <text:span text:style-name="T1">Atlas Shrugged</text:span>, this concept is exemplified by the John Galt Line's antithesis: the San Sebastian Line. <text:s/>Taggart Transcontinental runs the line purely for the sake of the People's State of Mexico; they are receiving no profits. <text:s/>Thus, its actions are selfless. <text:s/>The People's State cannot pay Taggart Transcontinental back. <text:s/>The People's State cannot pay, furthermore, because they have few goods to freight and few people to transport. <text:s/>So, Taggart Transcontinental is maintaining a line that is hemorrhaging its profits, while providing practically no benefit to the People's State. <text:s/>Running the San Sebastian Line is, therefore, impractical. <text:s/>Because Taggart Transcontinental selflessly provides transportation, it becomes impractical.</text:p>
      <text:p text:style-name="P1"><text:tab/>These two railroads show both how selfishness is practical, and selflessness is impractical. <text:s/>The selfishly motivated John Galt Line delivered goods from the most thriving state in the country; the selflessly motivated San Sebastian Line provided transportation to no one.</text:p>
      <text:p text:style-name="P1"/>
      <text:p text:style-name="P1"/>
      <text:p text:style-name="P1"><text:soft-page-break/></text:p>
      <text:p text:style-name="P1"/>
      <text:p text:style-name="P1">By thinking about the money they make shipping goods across the country, goods get shipped across the country.</text:p>
      <text:p text:style-name="P1"/>
      <text:p text:style-name="P1"><text:tab/>The motivation behind the John Galt Line is completely selfish; the producers of Colorado invest millions of dollars in the track, and plan to make huge amounts of profit. <text:s/>Their self interest is their only concern, yet the line will benefit the country by delivering goods from Colorado, one of the most thriving states in the country. <text:s/>In this way, building the John Galt Line is practical; the goods produced by Colorado need to get across the country to be consumed. <text:s/>So, the producers' selfishness is the direct cause for building the John Galt Line, which makes them practical.</text:p>
      <text:p text:style-name="P1"><text:tab/></text:p>
      <text:p text:style-name="P1"/>
      <text:p text:style-name="P1">They are also acting in the interest of others. <text:s/>If thinking of others interests all the time, there would be no way to produce (no one would demand payment).</text:p>
      <text:p text:style-name="P1"/>
      <text:p text:style-name="P1">Production satisfies needs by providing both the producer with a livelihood, and the consumer with goods. <text:s/>In this way, it's practical, because both parties benefit. <text:s/></text:p>
      <text:p text:style-name="P1"/>
      <text:p text:style-name="P1"/>
      <text:p text:style-name="P1">In order to meet our needs, things must be produced (food, clothing, shelter, etc.). <text:s/>Production satisfies, consequently, the needs of the population. <text:s/>Yet those who produce don't do so for the sake of others, but for their own livelihood. <text:s/>Production is, therefore, prompted by selfishness; the selfish concern of producers supplies consumers with goods. <text:s/>In this way, production is also practical, because it provides for both the producer and consumer. <text:s/>Because selfishness prompts production, and production is practical, selfishness is also practical. <text:s/>This idea can be seen in <text:span text:style-name="T1">Atlas Shrugged</text:span> by comparing the John Galt and San Sebastian Lines.</text:p>
      <text:p text:style-name="P1"><text:tab/></text:p>
      <text:p text:style-name="P1"><text:tab/></text:p>
      <text:p text:style-name="P1"/>
      <text:p text:style-name="P1"/>
      <text:p text:style-name="P1"/>
      <text:p text:style-name="P1"/>
      <text:p text:style-name="P1"><text:tab/>His reasoning is that the practicality of selfishness comes from the motivation to produce; selfishness prompts production, and therefore is practical. <text:s/>For instance near the beginning of the book, the Phoenix-Durango is forced to selflessly give up its profitable business in Colorado to Taggart Transcontinental. <text:s/>But the lawmakers don't recognize that the Phoenix-Durango has the only means of delivering most of the traffic in the region. <text:s/>It would be impractical for the Phoenix-Durango to give up its business, because no one would be able to deliver Colorado's products, some of which are crucial to the survival of the country. <text:s/>But this disaster is averted only by the great effort of Dagny, Rearden, and the other producers (who will make a selfishly huge profit) to create the John Galt Line, Colorado's last hope for transportation. <text:s/>Because they selfishly want to remain producing and providing for themselves, they build the line, which directly benefits both themselves and the country. <text:s/>This is why selfishness is practical. <text:s/>Selfishness prompts production, which benefits everyone involved. <text:s/>Selfishness is, therefore, practical.</text:p>
      <text:p text:style-name="P1"><text:tab/>Galt's argument for the practicality of selfishness can also be seen, when considering its converse: the impracticality of selflessness. <text:s/>This idea is illustrated through the John Galt Line's antithesis: the San Sebastian Line. <text:s/>The motivation behind this line is completely selfless; Taggart Transcontinental is running the line purely for the sake of the People's State of Mexico, who have <text:soft-page-break/>neither the need for it, nor the means to keep it running. <text:s/>The country has no goods to freight, few people to transport, and no concrete justification for the line's existence. <text:s/>Thus, it's impractical to keep the track, because it's hemorrhaging Taggart Transcontinental's profits, while providing no real benefit to the People's State of Mexico.</text:p>
      <text:p text:style-name="P1"/>
      <text:p text:style-name="P1"/>
      <text:p text:style-name="P1">Another example of the practicality of selfishness is seen in the John Galt Line's antithesis: the San Sebastian Line.</text:p>
      <text:p text:style-name="P1"/>
      <text:p text:style-name="P1">It's not clear where I'm going. <text:s/>The example is too specific. <text:s/>What's the problem? <text:s/>How do I explain the practicality of selfishness when the topic is not concerned with ideas or theory? <text:s/>What does it mean to be practical? <text:s/>To be practical means to have real world use, to be useful. <text:s/>How is selfishness useful? <text:s/>It motivates production through which humanity is able to survive. <text:s/>Can I give specific examples of the practicality of selfishness, and still prove that to be selfish is to be practical?</text:p>
      <text:p text:style-name="P1"/>
      <text:p text:style-name="P1">To show how selfishness is useful, and thus practical, I can explain how each of the producers were selfish and how all of there actions were practical (Dagny with delivering the goods to places where they are needed and demanding a price).</text:p>
      <text:p text:style-name="P1"/>
      <text:p text:style-name="P1">I can show how the bottom line of all the producers actions were selfish, and how all of their actions were practical. <text:s/>I can also show how the looters were driven by selflessness, yet destroyed the very country they tried to save.</text:p>
      <text:p text:style-name="P1"/>
      <text:p text:style-name="P1">Show how the actions of the producers, who are motivated by selfishness, are practical, and the actions of the looters, who are motivated by selflessness, are impractical.</text:p>
      <text:p text:style-name="P1"/>
      <text:p text:style-name="P1">The producers are driven by selfishness, because each of them wants to be compensated for their efforts. <text:s/>They produced real goods, and sell them to others in exchange for money which they use to <text:s/>produce more real goods. <text:s/>It's practical for them to selfishly demand payment, because they cannot continue producing without it. <text:s/>(Dagny can be use as an example here. <text:s/>Is there a more specific example that can be use? <text:s/>The John Galt line exemplifies this. <text:s/>All of the people who fund the line expect to make a selfish profit and they are only doing it for their own gain, yet it's practical to build the line because it will deliver the goods produced by one of the most thriving states in the country. <text:s/>It's their selfish desires that deliver goods across the country.). <text:s/>The looters, on the other hand, are driven by selflessness, believing the producers should place the concerns of others above themselves, and thus shouldn't be paid for their efforts. <text:s/>It's impractical for them to ask this, because they demand that the producers remain producing without the means to produce. <text:s/>(The Steel Unification Plan is the exemplification of this. <text:s/>The looters ask Rearden to become selfless, he must think of the steel industry as a whole. <text:s/>Their plan is to distribute the industry's profits based on the number of furnaces a business has. <text:s/>The flaw in their plan, however, is that just because a business has more furnaces doesn't mean they are producing more steel. <text:s/>Since Rearden is producing more steel with less furnaces, he receives less money. <text:s/>The plan would hemorrhage his business, because the more he produces, the less he will receive until he is no longer able to produce. <text:s/>The Steel Unification Plan is impractically destroying the very production it is trying to preserve.)</text:p>
      <text:p text:style-name="P1"/>
      <text:p text:style-name="P1">To be effective is to be practical.</text:p>
      <text:p text:style-name="P1"/>
      <text:p text:style-name="P1">Practicality presupposes an action. <text:s/>In order to be practical, an action must be effective. <text:s/>An action can be done selfishly or selflessly. <text:s/>A selfish action is practical, because my own interests are always the <text:soft-page-break/>reason of the action; an action that is not done for my own interests is a selfless action. <text:s/>A selfless action fulfills the needs of another. <text:s/>In order to be practical, the selfish action must have a purpose; there must be a reason to fulfill the other's needs. </text:p>
      <text:p text:style-name="P1"/>
      <text:p text:style-name="P1">A practical action serves a purpose. </text:p>
      <text:p text:style-name="P1"/>
      <text:p text:style-name="P1">Selfishness creates a need. <text:s/>The practicality comes from the purpose behind fulfilling that need; fulfilling a need for no purpose is impractical. <text:s text:c="2"/>This is exemplified by the different motivations behind the San Sebastian and John Galt Lines. <text:s/>No selfish motivation caused the San Sebastian Line, and it was impractical to keep running it; Taggart Transcontinental would gain no profit from running the railroad. <text:s/>The John Galt Line, on the other hand, was driven by a selfishness; Taggart Transcontinental would gain huge profits upon its completion.</text:p>
      <text:p text:style-name="P1"/>
      <text:p text:style-name="P1">The practicality of selfishness can be seen in the difference between the actions of the producers and looters of <text:span text:style-name="T1">Atlas Shrugged</text:span>. <text:s/>The producers, on one hand, act selfishly demanding to be paid for their efforts, and will do whatever it takes to remain providing for themselves. <text:s/>The looters, on the other hand, act selflessly, and preach that those who have should give to those without. <text:s/><text:span text:style-name="T1">Atlas Shrugged</text:span> </text:p>
      <text:p text:style-name="P1"/>
      <text:p text:style-name="P1">the producer's effort to complete the John Galt Line, their last ditch effort to deliver Colorado's goods across the country. <text:s/>It's practical to build the line, because their goods need to be delivered. <text:s/>Yet each of them is acting in his best interest, because each of their businesses would fail, if the line was not built. <text:s/>Thus, their self interests motivate them to be practical, and build the new line. <text:s/></text:p>
      <text:p text:style-name="P1"/>
      <text:p text:style-name="P1">Where am I going?</text:p>
      <text:p text:style-name="P1"/>
      <text:p text:style-name="P1">Selfishness is practical, because everyone benefits from it. <text:s/>It has indirect benefits. <text:s/>Selfishness motivates invention, production and trade, all of which our society depends. <text:s/>(invention: Rearden Metal, production: Rearden's Steel Mills, trade: Dangy's Railroad.)</text:p>
      <text:p text:style-name="P1"/>
      <text:p text:style-name="P1">Selfishness can be put to use through production, invention, and trade to get money, which is used for sustenance.</text:p>
      <text:p text:style-name="P1"/>
      <text:p text:style-name="P1">Could show how selfishness was practical in the daily lives of the producers.</text:p>
      <text:p text:style-name="P1"/>
      <text:p text:style-name="P1">Galt's Gulch could provide more examples.</text:p>
      <text:p text:style-name="P1"/>
      <text:p text:style-name="P1">In order to explain how selfishness is practical, I have to provide concrete examples. <text:s/>I can't prove it through logic, because that itself is theory.</text:p>
      <text:p text:style-name="P1">Selfishness motivates action. <text:s/>It creates a need that must be filled, and a motivation to fill that need. <text:s/>It motivates the practical actions that fill needs (The John Galt Line). <text:s/>But there must be a reason to fill the need, because filling a need for no purpose is impractical; altruism for altruism's sake is impractical (San Sebastian Line). <text:s/>A world in which there would was no selfishness would be a world where no one needed anything; there can't be a giver without a receiver.</text:p>
      <text:p text:style-name="P1"/>
      <text:p text:style-name="P1">Selfishness is practical.</text:p>
      <text:p text:style-name="P1"/>
      <text:p text:style-name="P1">Impractical is selflessness.</text:p>
      <text:p text:style-name="P1"/>
      <text:p text:style-name="P1">Selfishness motivates production and trade, both of which human life depends. (I have to show how <text:soft-page-break/>human life depends on production: Rearden Steel, trade: Taggart Transcontinental).</text:p>
      <text:p text:style-name="P1"/>
      <text:p text:style-name="P1">Selfishness is practical, because it is the prime motivator behind the action humanity most depends: production. <text:s/></text:p>
      <text:p text:style-name="P1"/>
      <text:p text:style-name="P1">(Productions or Trade?)</text:p>
      <text:p text:style-name="P1"/>
      <text:p text:style-name="P1">Selfishness is the motivator behind the actions that are effective for human survival.</text:p>
      <text:p text:style-name="P1"/>
      <text:p text:style-name="P1">Selfishness is practical, because it prompts production, which is the means of human survival. <text:s/>The reasoning behind the practicality of selfishness is most easily seen through the motivations behind the The John Galt Line, a practical endeavor to deliver the goods from Colorado across the country, and the San Sebastian Line, build entirely for selfless reasons.</text:p>
      <text:p text:style-name="P1"><text:tab/>As the looters enact the Anti-dog-eat-dog Rule, Colorado's primary railroad, the Phoenix-Durango, is forced out of business. <text:s/>Without a means of delivering their goods, the producers of Colorado </text:p>
      <text:p text:style-name="P1"/>
      <text:p text:style-name="P1">The motivation of selfishness</text:p>
      <text:p text:style-name="P1"/>
      <text:p text:style-name="P1"><text:tab/>Selfishness is practical, because it prompts the means of human survival: production. <text:s/>The consequences of the removal of these three actions are the main theme of <text:span text:style-name="T1">Atlas Shrugged</text:span>. <text:s/>As invention is discarded, production ceased, and trade illegal, more and more people are left without the means to live, and so the country's population slowly decays. <text:s/>Yet the looter's still believe that because these actions are selfish, they are impractical. <text:s/>Their error is seen, when considering the practicality of invention, production, and trade.</text:p>
      <text:p text:style-name="P1"><text:tab/>Invention provides new machines and methods that make human beings more efficient, more productive, and better able to survive. <text:s/>The selfish motive behind invention is the expectation of the inventor to be compensated for the invention. <text:s/>This is illustrated in <text:span text:style-name="T1">Atlas Shrugged</text:span> through the creation of Rearden Metal. <text:s/>Hank Rearden struggles for ten years to make the metal lighter, more durable, and stronger than steel, because he knows people would want that kind of product. <text:s/>His prime motivation, however, is not the needs of others. <text:s/>He expects to make huge profits by selling the metal for a fair premium, and thus his motivation for inventing the metal is a selfish one. <text:s/>It would be impractical to spend ten years just to give away the invention without fair compensation. <text:s/>Rearden spent the time to make it, and thus should be compensated for his actions. <text:s/>So, Rearden decides to be practical, and produce the metal, profiting off his ten years of work.</text:p>
      <text:p text:style-name="P1"><text:tab/>Production</text:p>
      <text:p text:style-name="P1"/>
      <text:p text:style-name="P1"><text:tab/>It can be seen in the difference between the John Galt and San Sebastian Lines. <text:s/>The John Galt Line is motivated by selfish interests; the producers of Colorado need to get their goods across the country. <text:s/>The San Sebastian Line is motivated by selfless interests; there is no reason the line should even exist (the People's State of Mexico have to goods to deliver and few people to transport).</text:p>
      <text:p text:style-name="P1"/>
      <text:p text:style-name="P1">There must be a concrete reason behind the action in order for it to be practical (altruism for altruism's sake is not a concrete reason). <text:s/>But what about people who need things in order to survive? <text:s/>Giving them food has a purpose (to keep them alive), but they must show that their lives are worth saving (the giver also needs their money in order to survive. <text:s/>Giving the food I need to another who needs it is impractical). <text:s/>The producers businesses would fail, if they gave handouts to others. <text:s/>Helping others can be practical, but there must be some benefit for the giver (giving to someone just because they need it is not practical).</text:p>
      <text:p text:style-name="P1"><text:soft-page-break/></text:p>
      <text:p text:style-name="P1">An action is practical if it is effective in real circumstances. <text:s/>Effective at what? <text:s/>There must be a goal, in order for something to be effective.</text:p>
      <text:p text:style-name="P1"/>
      <text:p text:style-name="P1">Selfishness is effective at motivating production, and is therefore practical.</text:p>
      <text:p text:style-name="P1"/>
      <text:p text:style-name="P1">Practical = to be effective. <text:s/>To be effective, there needs to be a goal. <text:s/>The goal is to keep the country running. <text:s/>The producers use selfishness; the looters use selflessness. <text:s/>The producers succeed, because production is driven by selfishness. <text:s/>The looters fail, because selflessness decays production. <text:s/>So, it's selfishness is practical, when considering the goal to keep the country running.</text:p>
      <text:p text:style-name="P1"/>
      <text:p text:style-name="P1">If the goal is to remain living, then anything that is effective at accomplishing that goal is practical. <text:s/>In this context, selfish is practical, because it prompts production, the means of any livelihood.</text:p>
      <text:p text:style-name="P1"/>
      <text:p text:style-name="P1">Galt also states that selfishness is practical, or selfishness is effective in real circumstances. <text:s/>The most pertinent way to explain this statement is to show the practicality of selfishness trhoguh</text:p>
      <text:p text:style-name="P1"/>
      <text:p text:style-name="P1">Galt also states that selfishness is practical. <text:s/>Since practicality means to be effective in real circumstances, the only way to explain Galt's statement is to show how selfishness was effective in some of the circumstances that the heroes of <text:span text:style-name="T1">Atlas Shrugged</text:span> found themselves in.</text:p>
      <text:p text:style-name="P1"><text:tab/>Rearden, for instance, is asked to join the Steel Unification Plan, which is intended to save the steel industry. <text:s/>The plan proposes that all of the profits of the steel industry be distributed to each steel manufacturer based on his number of furnaces.</text:p>
      <text:p text:style-name="P1"/>
      <text:p text:style-name="P1">Go with this, I think it's good. <text:s/>I don't think there is a way to prove that selfishness is practical in every circumstance.</text:p>
      <text:p text:style-name="P1"/>
      <text:p text:style-name="P1">//explain how selfishness is effective at driving production.</text:p>
      <text:p text:style-name="P1"/>
      <text:p text:style-name="P1"><text:s text:c="2"/>Whether eating breakfast, putting on clothes, driving to work, or sleeping in a bed, each of us depends on production for survival, and everyday life. <text:s/>Production is, therefore, a very real circumstance, and since. <text:s/>Anything that motivated or prompted production, furthermore, would itself be practical.</text:p>
      <text:p text:style-name="P1"/>
      <text:p text:style-name="P1">Production is ubiquitous in everyday, practical life.</text:p>
      <text:p text:style-name="P1">Anything that is practical is effective in real circumstances.</text:p>
      <text:p text:style-name="P1"/>
      <text:p text:style-name="P1">Selfishness is practical, because it is effective at motivating production, which is ubiquitous throughout everyday life. <text:s/></text:p>
      <text:p text:style-name="P1"/>
      <text:p text:style-name="P1">Anything that is effective in real circumstances is practical.</text:p>
      <text:p text:style-name="P1">Selfishness is effective in production. <text:s/>Production is a real action.</text:p>
      <text:p text:style-name="P1"/>
      <text:p text:style-name="P1">Selfishness is effective in production; production is ubiquitous in real circumstances.</text:p>
      <text:p text:style-name="P1"/>
      <text:p text:style-name="P1"/>
      <text:p text:style-name="P1">Galt also states that selfishness is practical. <text:s/>Since practicality is concerned with the actual doing of something, it would be more pertinent to explain how selfishness is practical through the actions of the heroes in <text:span text:style-name="T1">Atlas Shrugged</text:span>.</text:p>
      <text:p text:style-name="P1"><text:tab/>Near the beginning of the book, the producers of Colorado are faced with a dire situation: there <text:soft-page-break/>will soon be no railroad to ship their goods across the country. <text:s/>With their livelihoods at stake, they invest in the John Galt Line. <text:s/>Their motivation is purely selfish; they will make huge amounts of profit from their investment. <text:s/>Yet, they aren't the only ones who benefit from the line's completion. <text:s/>Colorado supplies huge amounts of oil, reliable trucks and planes, metal castings, and many other things, which if cut off, would be disastrous for the country. <text:s/>But the producers of Colorado are motivated by their selfishness to be practical, and build the line. <text:s/>In this case, its practical for the producers to selfishly build the line, because it will both provide for them, and country.</text:p>
      <text:p text:style-name="P1"><text:tab/></text:p>
      <text:p text:style-name="P1"><text:tab/>The looters ask Rearden to join the Steel Unification Plan, where all of his profits will go into a pool. <text:s/>Once in the pool, the profits will be distributed to each steel manufacturer, based on their number of furnaces. <text:s/>The plan seems practical at first, but the looters assume that the amount of steel produced is directly related to the number of furnaces a manufacturer owns. <text:s/>Rearden sees this, and explains that even though Amalgamated Steel, his looter competitor, has more furnaces, their steel production is less than his, because many of their furnaces are not being used. <text:s/>Orren Boyle would, therefore, be making more profit than Rearden, for producing less. <text:s/>The more steel Rearden produces, furthermore, the less profit he will get, which means less money he has to pay his workers and suppliers. <text:s/>The plan would actually destroy the very production that it is trying to preserve. <text:s/>It would be impractical for Rearden to become selfless by giving the profits he needs to produce to Orren Boyle, because it would destroy his ability to produce.</text:p>
      <text:p text:style-name="P1"><text:tab/></text:p>
      <text:p text:style-name="P1">Since practicality itself deals with real circumstances, there is no way to logically </text:p>
      <text:p text:style-name="P1"/>
      <text:p text:style-name="P1">Galt's Gulch is driven by selfishness. <text:s/>Selfishness motivates the citizens to work, to provide for themselves, to produce and trade with others. <text:s/>When the goal is to live, selfishness is effective at it</text:p>
      <text:p text:style-name="P1"/>
      <text:p text:style-name="P1">Selfishness makes my interests and the satisfaction of my needs the end. <text:s/>Since practical is to be effective or successful in real circumstances.</text:p>
      <text:p text:style-name="P1"/>
      <text:p text:style-name="P1"/>
      <text:p text:style-name="P1"><text:tab/></text:p>
      <text:p text:style-name="P1"/>
      <text:p text:style-name="P1">It gives meaning for action; it gives actions an end, to benefit myself. <text:s/>The Colorado producers went into action not for the sake of the country, but for the sake of themselv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8-02T15:32:05</meta:creation-date>
    <dc:date>2010-09-08T13:05:22</dc:date>
    <meta:editing-duration>PT173H10M07S</meta:editing-duration>
    <meta:editing-cycles>713</meta:editing-cycles>
    <meta:generator>NeoOffice/3.1.1$Unix OpenOffice.org_project/Patch 2</meta:generator>
    <meta:document-statistic meta:table-count="0" meta:image-count="0" meta:object-count="0" meta:page-count="13" meta:paragraph-count="120" meta:word-count="6545" meta:character-count="39155"/>
    <meta:user-defined meta:name="Info 1"/>
    <meta:user-defined meta:name="Info 2"/>
    <meta:user-defined meta:name="Info 3"/>
    <meta:user-defined meta:name="Info 4"/>
  </office:meta>
</office:document-meta>
</file>